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A – Bestandstructuur is een 64 bit, het heeft ook een global class dat de connectie onderbouwt.</text:p>
      <text:p text:style-name="Standaard">B – Het is voor de connectie daardoor kan de formulier met de database geconnect worden.</text:p>
      <text:p text:style-name="Standaard">C – Het opbouw bestaat uit queries. En de queries zorgen ervoor dat het verbinding maakt met de database.</text:p>
      <text:p text:style-name="Standaard">D – Execute reader zorgt ervoor dat de gegevens uit de database worden opgehaald.</text:p>
      <text:p text:style-name="Standaard">E – Nummers betekenen de waarde achternaam.</text:p>
      <text:p text:style-name="Standaard">F – Ja</text:p>
      <text:p text:style-name="Standaard">G – De database is in mijn c: schijf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ric</meta:initial-creator>
    <dc:creator>Meric</dc:creator>
    <meta:creation-date>2021-02-01T12:29:00Z</meta:creation-date>
    <dc:date>2021-02-01T12:35:00Z</dc:date>
    <meta:template xlink:href="Normal" xlink:type="simple"/>
    <meta:editing-cycles>1</meta:editing-cycles>
    <meta:editing-duration>PT300S</meta:editing-duration>
    <meta:document-statistic meta:page-count="1" meta:paragraph-count="1" meta:word-count="71" meta:character-count="461" meta:row-count="3" meta:non-whitespace-character-count="391"/>
  </office:meta>
</office:document-meta>
</file>